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aca01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37c5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3b37c5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061b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b872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312a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770ad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37df4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50b07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658a1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83df5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8a4c6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94583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b872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770ad" style:font-size-asian="12pt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770ad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770ad" style:font-size-asian="12pt" style:font-size-complex="12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3cb872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770ad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770ad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770a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770a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770a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770a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770ad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770ad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770ad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770ad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770ad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770ad" style:font-name-asian="Times New Roman1" style:font-size-asian="12pt" style:font-name-complex="Times New Roman1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383df5" style:font-size-asian="12pt" style:font-size-complex="12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397c6f" style:font-size-asian="12pt" style:font-size-complex="12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4312a" style:font-size-asian="12pt" style:font-size-complex="12pt"/>
    </style:style>
    <style:style style:name="P4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770ad" style:font-size-asian="12pt" style:font-size-complex="12pt" style:language-complex="ar" style:country-complex="SA"/>
    </style:style>
    <style:style style:name="P4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770ad" style:font-size-asian="12pt" style:font-name-complex="Times New Roman" style:font-size-complex="12pt" style:language-complex="ar" style:country-complex="SA"/>
    </style:style>
    <style:style style:name="P4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770ad" style:font-name-asian="Symbol1" style:font-size-asian="12pt" style:font-name-complex="Times New Roman" style:font-size-complex="12pt" style:language-complex="ar" style:country-complex="SA"/>
    </style:style>
    <style:style style:name="P48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3cb872" style:font-size-asian="12pt" style:font-size-complex="12pt" style:language-complex="ar" style:country-complex="SA"/>
    </style:style>
    <style:style style:name="P49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770ad" style:font-size-asian="12pt" style:font-size-complex="12pt"/>
    </style:style>
    <style:style style:name="P50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1e6a6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1e6a6" style:font-size-asian="12pt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1e6a6" style:font-size-asian="12pt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1e6a6" style:font-size-asian="12pt" style:font-name-complex="Times New Roman" style:font-size-complex="12pt" style:language-complex="ar" style:country-complex="SA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430c9c" officeooo:paragraph-rsid="004770ad" style:font-name-asian="Symbol1" style:font-size-asian="12pt" style:font-name-complex="Times New Roman" style:font-size-complex="12pt" style:language-complex="ar" style:country-complex="SA"/>
    </style:style>
    <style:style style:name="P5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4770ad" style:font-size-asian="12pt" style:font-name-complex="Times New Roman" style:font-size-complex="12pt" style:language-complex="ar" style:country-complex="SA" loext:padding="0in" loext:border="none"/>
    </style:style>
    <style:style style:name="P57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770ad" style:font-name-asian="Symbol1" style:font-size-asian="12pt" style:font-name-complex="Times New Roman" style:font-size-complex="12pt" style:language-complex="ar" style:country-complex="SA"/>
    </style:style>
    <style:style style:name="P58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770ad" style:font-name-asian="Symbol1" style:font-size-asian="12pt" style:font-name-complex="Times New Roman" style:font-size-complex="12pt" style:language-complex="ar" style:country-complex="SA"/>
    </style:style>
    <style:style style:name="P59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2e271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383df5" style:font-name-complex="Times New Roman"/>
    </style:style>
    <style:style style:name="T5" style:family="text">
      <style:text-properties style:text-position="sub 58%" style:font-name="Times New Roman" fo:language="uk" fo:country="UA" style:font-name-complex="Times New Roman" style:language-complex="ar" style:country-complex="SA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52284" style:font-name-asian="Symbol1"/>
    </style:style>
    <style:style style:name="T8" style:family="text">
      <style:text-properties style:text-position="super 58%" officeooo:rsid="00152ee4" style:font-name-asian="Symbol1"/>
    </style:style>
    <style:style style:name="T9" style:family="text">
      <style:text-properties style:text-position="super 58%" style:font-name="Times New Roman" fo:language="uk" fo:country="UA" style:font-name-complex="Times New Roman" style:language-complex="ar" style:country-complex="SA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19ccc0" style:font-name-asian="Symbol1" style:font-name-complex="Times New Roman"/>
    </style:style>
    <style:style style:name="T13" style:family="text">
      <style:text-properties style:text-position="0% 100%" officeooo:rsid="003af8b7" style:font-name-asian="Symbol1" style:font-name-complex="Times New Roman"/>
    </style:style>
    <style:style style:name="T14" style:family="text">
      <style:text-properties style:text-position="0% 100%" officeooo:rsid="004770ad" style:font-name-asian="Symbol1" style:font-name-complex="Times New Roman"/>
    </style:style>
    <style:style style:name="T15" style:family="text">
      <style:text-properties style:text-position="0% 100%" officeooo:rsid="00430c9c" style:font-name-asian="Symbol1" style:font-name-complex="Times New Roman"/>
    </style:style>
    <style:style style:name="T16" style:family="text">
      <style:text-properties style:text-position="0% 100%" officeooo:rsid="00152284" style:font-name-asian="Symbol1"/>
    </style:style>
    <style:style style:name="T17" style:family="text">
      <style:text-properties style:text-position="0% 100%" officeooo:rsid="00152ee4" style:font-name-asian="Symbol1"/>
    </style:style>
    <style:style style:name="T18" style:family="text">
      <style:text-properties style:text-position="0% 100%" officeooo:rsid="0015a3a6" style:font-name-asian="Symbol1"/>
    </style:style>
    <style:style style:name="T19" style:family="text">
      <style:text-properties style:text-position="0% 100%" officeooo:rsid="0006f533" style:font-name-asian="Times New Roman1" style:font-name-complex="Times New Roman1"/>
    </style:style>
    <style:style style:name="T20" style:family="text">
      <style:text-properties style:text-position="0% 100%" officeooo:rsid="00152284" style:font-name-asian="Symbol" style:font-name-complex="Symbol"/>
    </style:style>
    <style:style style:name="T21" style:family="text">
      <style:text-properties style:text-position="0% 100%" fo:font-style="normal" officeooo:rsid="0015a3a6" style:font-name-asian="Symbol1" style:font-style-asian="normal" style:font-name-complex="Times New Roman" style:font-style-complex="normal"/>
    </style:style>
    <style:style style:name="T22" style:family="text">
      <style:text-properties style:text-position="0% 100%" fo:font-style="normal" officeooo:rsid="0016bcc7" style:font-name-asian="Symbol1" style:font-style-asian="normal" style:font-name-complex="Times New Roman" style:font-style-complex="normal"/>
    </style:style>
    <style:style style:name="T23" style:family="text">
      <style:text-properties style:font-name-asian="Symbol" style:font-name-complex="Symbol"/>
    </style:style>
    <style:style style:name="T24" style:family="text">
      <style:text-properties officeooo:rsid="0003347c" style:font-name-asian="Symbol" style:font-name-complex="Symbol"/>
    </style:style>
    <style:style style:name="T25" style:family="text">
      <style:text-properties officeooo:rsid="00020fd0" style:font-name-asian="Symbol" style:font-name-complex="Symbol"/>
    </style:style>
    <style:style style:name="T26" style:family="text">
      <style:text-properties officeooo:rsid="00067e84" style:font-name-asian="Symbol" style:font-name-complex="Symbol"/>
    </style:style>
    <style:style style:name="T27" style:family="text">
      <style:text-properties style:font-name-asian="Symbol1"/>
    </style:style>
    <style:style style:name="T28" style:family="text">
      <style:text-properties style:font-name-asian="Symbol1" style:font-name-complex="Times New Roman"/>
    </style:style>
    <style:style style:name="T29" style:family="text">
      <style:text-properties style:font-name-asian="Symbol1" style:font-name-complex="Symbol1"/>
    </style:style>
    <style:style style:name="T30" style:family="text">
      <style:text-properties officeooo:rsid="00113f11" style:font-name-asian="Symbol1" style:font-name-complex="Symbol1"/>
    </style:style>
    <style:style style:name="T31" style:family="text">
      <style:text-properties officeooo:rsid="00113f11" style:font-name-asian="Symbol1"/>
    </style:style>
    <style:style style:name="T32" style:family="text">
      <style:text-properties officeooo:rsid="00133909" style:font-name-asian="Symbol1"/>
    </style:style>
    <style:style style:name="T33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style:font-name="Times New Roman" fo:language="uk" fo:country="UA" officeooo:rsid="004b5e4b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style:font-name="Times New Roman" fo:language="uk" fo:country="UA" officeooo:rsid="004770ad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0% 100%" style:font-name="Times New Roman" fo:language="uk" fo:country="UA" officeooo:rsid="00430c9c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position="0% 100%" style:font-name-asian="Symbol1"/>
    </style:style>
    <style:style style:name="T39" style:family="text">
      <style:text-properties style:use-window-font-color="true" style:text-position="0% 100%" officeooo:rsid="0019ccc0" style:font-name-asian="Symbol1" style:font-name-complex="Times New Roman"/>
    </style:style>
    <style:style style:name="T40" style:family="text">
      <style:text-properties style:use-window-font-color="true" style:text-position="0% 100%" officeooo:rsid="001bb99b" style:font-name-asian="Symbol1" style:font-name-complex="Times New Roman"/>
    </style:style>
    <style:style style:name="T41" style:family="text">
      <style:text-properties style:use-window-font-color="true" style:text-position="0% 100%" officeooo:rsid="001d1f55" style:font-name-asian="Symbol1" style:font-name-complex="Times New Roman"/>
    </style:style>
    <style:style style:name="T42" style:family="text">
      <style:text-properties style:use-window-font-color="true" style:text-position="0% 100%" officeooo:rsid="001e28a3" style:font-name-asian="Symbol1" style:font-name-complex="Times New Roman"/>
    </style:style>
    <style:style style:name="T43" style:family="text">
      <style:text-properties style:use-window-font-color="true" style:text-position="0% 100%" officeooo:rsid="001f6207" style:font-name-asian="Symbol1" style:font-name-complex="Times New Roman"/>
    </style:style>
    <style:style style:name="T44" style:family="text">
      <style:text-properties style:use-window-font-color="true" style:text-position="0% 100%" officeooo:rsid="00209f49" style:font-name-asian="Symbol1" style:font-name-complex="Times New Roman"/>
    </style:style>
    <style:style style:name="T45" style:family="text">
      <style:text-properties style:use-window-font-color="true" style:text-position="0% 100%" officeooo:rsid="00213a04" style:font-name-asian="Symbol1" style:font-name-complex="Times New Roman"/>
    </style:style>
    <style:style style:name="T46" style:family="text">
      <style:text-properties style:use-window-font-color="true" style:text-position="0% 100%" officeooo:rsid="0021d54f" style:font-name-asian="Symbol1" style:font-name-complex="Times New Roman"/>
    </style:style>
    <style:style style:name="T47" style:family="text">
      <style:text-properties style:use-window-font-color="true" style:text-position="0% 100%" officeooo:rsid="004770ad" style:font-name-asian="Symbol1" style:font-name-complex="Times New Roman"/>
    </style:style>
    <style:style style:name="T48" style:family="text">
      <style:text-properties style:use-window-font-color="true" style:text-position="0% 100%" officeooo:rsid="00430c9c" style:font-name-asian="Symbol1" style:font-name-complex="Times New Roman"/>
    </style:style>
    <style:style style:name="T49" style:family="text">
      <style:text-properties style:use-window-font-color="true" style:text-position="0% 100%" officeooo:rsid="001bb99b" style:font-name-asian="Symbol1"/>
    </style:style>
    <style:style style:name="T50" style:family="text">
      <style:text-properties style:use-window-font-color="true" style:text-position="0% 100%" officeooo:rsid="00152ee4" style:font-name-asian="Symbol1"/>
    </style:style>
    <style:style style:name="T51" style:family="text">
      <style:text-properties style:use-window-font-color="true" style:text-position="0% 100%" officeooo:rsid="0015a3a6" style:font-name-asian="Symbol1"/>
    </style:style>
    <style:style style:name="T52" style:family="text">
      <style:text-properties style:use-window-font-color="true" style:text-position="0% 100%" officeooo:rsid="001bb99b" style:font-name-asian="Symbol" style:font-name-complex="Symbol"/>
    </style:style>
    <style:style style:name="T53" style:family="text">
      <style:text-properties style:use-window-font-color="true" style:text-position="0% 100%" officeooo:rsid="001d1f55" style:font-name-asian="Symbol" style:font-name-complex="Symbol"/>
    </style:style>
    <style:style style:name="T54" style:family="text">
      <style:text-properties style:use-window-font-color="true" style:text-position="0% 100%" officeooo:rsid="00209f49" style:font-name-asian="Symbol" style:font-name-complex="Symbol"/>
    </style:style>
    <style:style style:name="T55" style:family="text">
      <style:text-properties style:use-window-font-color="true" style:text-position="0% 100%" officeooo:rsid="001f6207" style:font-name-asian="Calibri" style:font-name-complex="Times New Roman"/>
    </style:style>
    <style:style style:name="T56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7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8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9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60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61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9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70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71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position="0% 100%" fo:language="uk" fo:country="UA" officeooo:rsid="004770ad" style:font-name-asian="Symbol1" style:font-name-complex="Times New Roman" style:language-complex="ar" style:country-complex="SA"/>
    </style:style>
    <style:style style:name="T73" style:family="text">
      <style:text-properties style:use-window-font-color="true" style:text-position="0% 100%" fo:language="uk" fo:country="UA" officeooo:rsid="00430c9c" style:font-name-asian="Symbol1" style:font-name-complex="Times New Roman" style:language-complex="ar" style:country-complex="SA"/>
    </style:style>
    <style:style style:name="T74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75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76" style:family="text">
      <style:text-properties style:use-window-font-color="true" style:text-position="0% 100%" style:font-name-asian="Times New Roman1" style:font-name-complex="Times New Roman1"/>
    </style:style>
    <style:style style:name="T77" style:family="text">
      <style:text-properties style:use-window-font-color="true" style:text-position="0% 100%" officeooo:rsid="00226033" style:font-name-asian="Times New Roman1" style:font-name-complex="Times New Roman1"/>
    </style:style>
    <style:style style:name="T78" style:family="text">
      <style:text-properties style:use-window-font-color="true" style:text-position="0% 100%" officeooo:rsid="0023fb3a" style:font-name-asian="Times New Roman1" style:font-name-complex="Times New Roman1"/>
    </style:style>
    <style:style style:name="T79" style:family="text">
      <style:text-properties style:use-window-font-color="true" style:text-position="0% 100%" officeooo:rsid="00259524" style:font-name-asian="Times New Roman1" style:font-name-complex="Times New Roman1"/>
    </style:style>
    <style:style style:name="T80" style:family="text">
      <style:text-properties style:use-window-font-color="true" style:text-position="sub 58%" style:font-name="Times New Roman" fo:language="uk" fo:country="UA" officeooo:rsid="00383df5" style:font-name-asian="Calibri" style:font-name-complex="Times New Roman" style:language-complex="ar" style:country-complex="SA"/>
    </style:style>
    <style:style style:name="T81" style:family="text">
      <style:text-properties style:use-window-font-color="true" style:text-position="sub 58%" officeooo:rsid="001bb99b" style:font-name-asian="Symbol1" style:font-name-complex="Times New Roman"/>
    </style:style>
    <style:style style:name="T82" style:family="text">
      <style:text-properties style:use-window-font-color="true" style:text-position="sub 58%" officeooo:rsid="001d1f55" style:font-name-asian="Symbol1" style:font-name-complex="Times New Roman"/>
    </style:style>
    <style:style style:name="T83" style:family="text">
      <style:text-properties style:use-window-font-color="true" style:text-position="sub 58%" officeooo:rsid="001f6207" style:font-name-asian="Symbol1" style:font-name-complex="Times New Roman"/>
    </style:style>
    <style:style style:name="T84" style:family="text">
      <style:text-properties style:use-window-font-color="true" style:text-position="sub 58%" officeooo:rsid="001bb99b" style:font-name-asian="Symbol1"/>
    </style:style>
    <style:style style:name="T85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86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87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88" style:family="text">
      <style:text-properties style:use-window-font-color="true" style:text-position="super 58%" officeooo:rsid="001d1f55" style:font-name-asian="Symbol1" style:font-name-complex="Times New Roman"/>
    </style:style>
    <style:style style:name="T89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90" style:family="text">
      <style:text-properties style:use-window-font-color="true" style:text-position="super 58%" fo:language="uk" fo:country="UA" style:font-name-asian="Times New Roman1" style:font-name-complex="Times New Roman1" style:language-complex="ar" style:country-complex="SA"/>
    </style:style>
    <style:style style:name="T91" style:family="text">
      <style:text-properties style:use-window-font-color="true" officeooo:rsid="00113f11" style:font-name-asian="Calibri" style:font-name-complex="Times New Roman"/>
    </style:style>
    <style:style style:name="T92" style:family="text">
      <style:text-properties style:use-window-font-color="true" officeooo:rsid="004770ad" style:font-name-asian="Calibri" style:font-name-complex="Times New Roman"/>
    </style:style>
    <style:style style:name="T93" style:family="text">
      <style:text-properties style:use-window-font-color="true" officeooo:rsid="00430c9c" style:font-name-asian="Calibri" style:font-name-complex="Times New Roman"/>
    </style:style>
    <style:style style:name="T94" style:family="text">
      <style:text-properties style:use-window-font-color="true" style:font-name="Times New Roman" fo:language="uk" fo:country="UA" officeooo:rsid="00397c6f" style:font-name-asian="Calibri" style:font-name-complex="Times New Roman" style:language-complex="ar" style:country-complex="SA"/>
    </style:style>
    <style:style style:name="T95" style:family="text">
      <style:text-properties style:use-window-font-color="true" style:font-name="Times New Roman" fo:language="uk" fo:country="UA" officeooo:rsid="0044262f" style:font-name-asian="Calibri" style:font-name-complex="Times New Roman" style:language-complex="ar" style:country-complex="SA"/>
    </style:style>
    <style:style style:name="T96" style:family="text">
      <style:text-properties fo:font-variant="normal" fo:text-transform="none" fo:letter-spacing="normal" fo:font-style="normal" fo:font-weight="normal" loext:padding="0in" loext:border="none"/>
    </style:style>
    <style:style style:name="T97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98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99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100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101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102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103" style:family="text">
      <style:text-properties fo:font-variant="normal" fo:text-transform="none" fo:letter-spacing="normal" fo:font-style="normal" fo:font-weight="normal" officeooo:rsid="004770ad" style:font-name-complex="Times New Roman" loext:padding="0in" loext:border="none"/>
    </style:style>
    <style:style style:name="T104" style:family="text">
      <style:text-properties fo:font-variant="normal" fo:text-transform="none" fo:letter-spacing="normal" fo:font-style="normal" fo:font-weight="normal" officeooo:rsid="00430c9c" style:font-name-complex="Times New Roman" loext:padding="0in" loext:border="none"/>
    </style:style>
    <style:style style:name="T105" style:family="text">
      <style:text-properties fo:font-variant="normal" fo:text-transform="none" fo:letter-spacing="normal" fo:font-style="normal" fo:font-weight="normal" officeooo:rsid="004770ad" loext:padding="0in" loext:border="none"/>
    </style:style>
    <style:style style:name="T106" style:family="text">
      <style:text-properties fo:font-variant="normal" fo:text-transform="none" fo:letter-spacing="normal" fo:font-style="normal" fo:font-weight="normal" officeooo:rsid="00430c9c" loext:padding="0in" loext:border="none"/>
    </style:style>
    <style:style style:name="T107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108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9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110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11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12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13" style:family="text">
      <style:text-properties fo:font-variant="normal" fo:text-transform="none" style:text-position="0% 100%" fo:letter-spacing="normal" fo:font-style="normal" fo:font-weight="normal" officeooo:rsid="004770ad" style:font-name-asian="Symbol1" style:font-name-complex="Times New Roman" loext:padding="0in" loext:border="none"/>
    </style:style>
    <style:style style:name="T114" style:family="text">
      <style:text-properties fo:font-variant="normal" fo:text-transform="none" style:text-position="0% 100%" fo:letter-spacing="normal" fo:font-style="normal" fo:font-weight="normal" officeooo:rsid="00430c9c" style:font-name-asian="Symbol1" style:font-name-complex="Times New Roman" loext:padding="0in" loext:border="none"/>
    </style:style>
    <style:style style:name="T115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16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17" style:family="text">
      <style:text-properties fo:font-variant="normal" fo:text-transform="none" style:use-window-font-color="true" fo:letter-spacing="normal" fo:font-style="normal" fo:font-weight="normal" officeooo:rsid="0019ccc0" style:font-name-asian="Calibri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19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20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21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22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23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24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25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26" style:family="text">
      <style:text-properties fo:font-variant="normal" fo:text-transform="none" style:use-window-font-color="true" style:text-position="0% 100%" fo:letter-spacing="normal" fo:font-style="normal" fo:font-weight="normal" officeooo:rsid="004770ad" style:font-name-asian="Symbol1" style:font-name-complex="Times New Roman" loext:padding="0in" loext:border="none"/>
    </style:style>
    <style:style style:name="T127" style:family="text">
      <style:text-properties fo:font-variant="normal" fo:text-transform="none" style:use-window-font-color="true" style:text-position="0% 100%" fo:letter-spacing="normal" fo:font-style="normal" fo:font-weight="normal" officeooo:rsid="00430c9c" style:font-name-asian="Symbol1" style:font-name-complex="Times New Roman" loext:padding="0in" loext:border="none"/>
    </style:style>
    <style:style style:name="T128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29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30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31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32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33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34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35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36" style:family="text">
      <style:text-properties style:font-name-complex="Times New Roman"/>
    </style:style>
    <style:style style:name="T137" style:family="text">
      <style:text-properties officeooo:rsid="000d5c2d" style:font-name-complex="Times New Roman"/>
    </style:style>
    <style:style style:name="T138" style:family="text">
      <style:text-properties officeooo:rsid="00020fd0" style:font-name-complex="Times New Roman"/>
    </style:style>
    <style:style style:name="T139" style:family="text">
      <style:text-properties officeooo:rsid="00067e84" style:font-name-complex="Times New Roman"/>
    </style:style>
    <style:style style:name="T140" style:family="text">
      <style:text-properties officeooo:rsid="003331ec" style:font-name-complex="Times New Roman"/>
    </style:style>
    <style:style style:name="T141" style:family="text">
      <style:text-properties officeooo:rsid="0044822e" style:font-name-complex="Times New Roman"/>
    </style:style>
    <style:style style:name="T142" style:family="text">
      <style:text-properties officeooo:rsid="0033b1f1" style:font-name-complex="Times New Roman"/>
    </style:style>
    <style:style style:name="T143" style:family="text">
      <style:text-properties officeooo:rsid="00340d8c" style:font-name-complex="Times New Roman"/>
    </style:style>
    <style:style style:name="T144" style:family="text">
      <style:text-properties officeooo:rsid="0003347c" style:font-name-asian="Symbola" style:font-name-complex="Symbola"/>
    </style:style>
    <style:style style:name="T145" style:family="text">
      <style:text-properties officeooo:rsid="0004d113" style:font-name-asian="Symbola" style:font-name-complex="Symbola"/>
    </style:style>
    <style:style style:name="T146" style:family="text">
      <style:text-properties officeooo:rsid="00067e84" style:font-name-asian="Symbola" style:font-name-complex="Symbola"/>
    </style:style>
    <style:style style:name="T147" style:family="text">
      <style:text-properties officeooo:rsid="0006f533" style:font-name-asian="Symbola" style:font-name-complex="Symbola"/>
    </style:style>
    <style:style style:name="T148" style:family="text">
      <style:text-properties officeooo:rsid="0006f533" style:font-name-asian="Times New Roman1" style:font-name-complex="Times New Roman1"/>
    </style:style>
    <style:style style:name="T149" style:family="text">
      <style:text-properties style:text-line-through-style="none" style:text-line-through-type="none" style:font-name-complex="Times New Roman"/>
    </style:style>
    <style:style style:name="T150" style:family="text">
      <style:text-properties style:text-line-through-style="none" style:text-line-through-type="none" officeooo:rsid="00020fd0" style:font-name-asian="Symbola" style:font-name-complex="Symbola"/>
    </style:style>
    <style:style style:name="T151" style:family="text">
      <style:text-properties officeooo:rsid="002d1800"/>
    </style:style>
    <style:style style:name="T152" style:family="text">
      <style:text-properties officeooo:rsid="0031a652"/>
    </style:style>
    <style:style style:name="T153" style:family="text">
      <style:text-properties style:font-name="Times New Roman" fo:language="uk" fo:country="UA" style:font-name-complex="Times New Roman" style:language-complex="ar" style:country-complex="SA"/>
    </style:style>
    <style:style style:name="T154" style:family="text">
      <style:text-properties style:font-name="Times New Roman" fo:language="uk" fo:country="UA" style:font-name-asian="Symbol" style:font-name-complex="Symbol" style:language-complex="ar" style:country-complex="SA"/>
    </style:style>
    <style:style style:name="T155" style:family="text">
      <style:text-properties officeooo:rsid="003aca01"/>
    </style:style>
    <style:style style:name="T156" style:family="text">
      <style:text-properties officeooo:rsid="003c096d"/>
    </style:style>
    <style:style style:name="T157" style:family="text">
      <style:text-properties officeooo:rsid="004770ad"/>
    </style:style>
    <style:style style:name="T158" style:family="text">
      <style:text-properties officeooo:rsid="00430c9c"/>
    </style:style>
    <style:style style:name="T159" style:family="text">
      <style:text-properties officeooo:rsid="00482ac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Варіант №<text:span text:style-name="T159">17</text:span></text:p>
      <text:p text:style-name="P2"/>
      <text:p text:style-name="P2">1) Які з наведених співвідношень є <text:span text:style-name="T151">не</text:span>правильними?</text:p>
      <text:list xml:id="list3554572295" text:style-name="L1">
        <text:list-item>
          <text:p text:style-name="P51"><text:span text:style-name="T23">⊘⊆</text:span>{<text:span text:style-name="T23">⊘</text:span>, 1, {2}};</text:p>
        </text:list-item>
        <text:list-item>
          <text:p text:style-name="P51">{2}<text:span text:style-name="T23">∈</text:span>{1, {2}};</text:p>
        </text:list-item>
        <text:list-item>
          <text:p text:style-name="P51">|{⊘}| = 0;</text:p>
        </text:list-item>
        <text:list-item>
          <text:p text:style-name="P51">{1}<text:span text:style-name="T23">⊆</text:span>{1, {2}}; </text:p>
        </text:list-item>
        <text:list-item>
          <text:p text:style-name="P51">{<text:span text:style-name="T23">⊘</text:span>}<text:span text:style-name="T23">∈</text:span>{1, {2}}; <text:s/></text:p>
        </text:list-item>
        <text:list-item>
          <text:p text:style-name="P53"><text:span text:style-name="T149">{2}</text:span><text:span text:style-name="T150">⊆</text:span><text:span text:style-name="T149">{1, {2}}; <text:s/></text:span></text:p>
        </text:list-item>
        <text:list-item>
          <text:p text:style-name="P53"><text:span text:style-name="T136">{1}</text:span><text:span text:style-name="T23">∈</text:span><text:span text:style-name="T136">{1, {2}}; <text:s/></text:span></text:p>
        </text:list-item>
        <text:list-item>
          <text:p text:style-name="P51"><text:span text:style-name="T23">⊘∈</text:span>{1, {2}}; <text:s/></text:p>
        </text:list-item>
        <text:list-item>
          <text:p text:style-name="P54">{1, 2, 3} = {1, 3, 2}; <text:s/></text:p>
        </text:list-item>
        <text:list-item>
          <text:p text:style-name="P52"><text:span text:style-name="T144">⊘</text:span><text:span text:style-name="T23">⊆</text:span><text:span text:style-name="T136">{1, {2}};</text:span></text:p>
        </text:list-item>
        <text:list-item>
          <text:p text:style-name="P52"><text:span text:style-name="T136">{1, {2}}</text:span><text:span text:style-name="T137">=</text:span><text:span text:style-name="T136">{</text:span><text:span text:style-name="T23">⊘</text:span><text:span text:style-name="T136">, 1, {2}};</text:span></text:p>
        </text:list-item>
        <text:list-item>
          <text:p text:style-name="P53"><text:span text:style-name="T136">{</text:span><text:span text:style-name="T23">⊘</text:span><text:span text:style-name="T136">}</text:span><text:span text:style-name="T23">⊆</text:span><text:span text:style-name="T136">{1, {2}}; <text:s/></text:span></text:p>
          <text:p text:style-name="P54"/>
        </text:list-item>
      </text:list>
      <text:p text:style-name="P15"><text:span text:style-name="T136">2) Для заданої множини A = {</text:span><text:span text:style-name="T23">⊘</text:span><text:span text:style-name="T136">, {</text:span><text:span text:style-name="T140">g</text:span><text:span text:style-name="T136">, </text:span><text:span text:style-name="T140">h</text:span><text:span text:style-name="T136">}} побудувати булеан </text:span><text:span text:style-name="T24">β</text:span><text:span text:style-name="T136">(A) множини A.</text:span></text:p>
      <text:p text:style-name="P3"/>
      <text:p text:style-name="P16"><text:span text:style-name="T136">3) Нехай A={1, 3, </text:span><text:span text:style-name="T142">4</text:span><text:span text:style-name="T136">, 6}, B={3, 6, 7}. Знайти A</text:span><text:span text:style-name="T145">⋂</text:span><text:span text:style-name="T136">B, A</text:span><text:span text:style-name="T145">⋃</text:span><text:span text:style-name="T136">B, В\А, A\B, A</text:span><text:span text:style-name="T145">∇</text:span><text:span text:style-name="T136">B, де </text:span><text:span text:style-name="T23">∇</text:span><text:span text:style-name="T136"> - симетрична різниця.</text:span></text:p>
      <text:p text:style-name="P1"/>
      <text:p text:style-name="P17"><text:span text:style-name="T136">4) Довести, що A</text:span><text:span text:style-name="T23">⊆</text:span><text:span text:style-name="T136">C </text:span><text:span text:style-name="T141">тоді й тільки тоді, коли</text:span><text:span text:style-name="T136"> </text:span><text:span text:style-name="T23">β</text:span><text:span text:style-name="T136">(A) </text:span><text:span text:style-name="T23">⊆</text:span><text:span text:style-name="T136"> </text:span><text:span text:style-name="T23">β</text:span><text:span text:style-name="T136">(C), де </text:span><text:span text:style-name="T23">β</text:span><text:span text:style-name="T136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8"><text:span text:style-name="T136">(а) A </text:span><text:span text:style-name="T23">⋂ </text:span><text:span text:style-name="T136">(А </text:span><text:span text:style-name="T23">⋃ </text:span><text:span text:style-name="T136">В) = А; <text:s/></text:span></text:p>
      <text:p text:style-name="P18"><text:span text:style-name="T139">(</text:span><text:span text:style-name="T143">б</text:span><text:span text:style-name="T139">) <text:s/>(A </text:span><text:span text:style-name="T26">⋂</text:span><text:span text:style-name="T139"> B) ⋃ (А </text:span><text:span text:style-name="T26">⋂ </text:span><text:span text:style-name="T146">⎺</text:span><text:span text:style-name="T139">В) ⋃ (</text:span><text:span text:style-name="T26">⎺</text:span><text:span text:style-name="T139">A </text:span><text:span text:style-name="T26">⋂</text:span><text:span text:style-name="T139"> B) = A </text:span><text:span text:style-name="T26">⋂</text:span><text:span text:style-name="T139"> B, </text:span><text:span text:style-name="T138">де </text:span><text:span text:style-name="T25">⎺Х</text:span><text:span text:style-name="T138"> — </text:span><text:span text:style-name="T139">операція доповнення множини Х.</text:span></text:p>
      <text:p text:style-name="P1"/>
      <text:p text:style-name="P19"><text:span text:style-name="T136">6) Довести, що не можна виразити операцію \ через операції ⋃ та </text:span><text:span text:style-name="T23">⋂</text:span><text:span text:style-name="T136">.</text:span></text:p>
      <text:p text:style-name="P1"/>
      <text:p text:style-name="P4">7) Нехай на множині М = {1, 2, 3, 4} задані відношення:</text:p>
      <text:p text:style-name="P20"><text:span text:style-name="T136">R</text:span><text:span text:style-name="T4">1</text:span><text:span text:style-name="T136"> = {(1, 1), (1, 2), (1, 4), (2, 2), (2, 4), (3, 3), (3, 4), (4, 2), (4, 3), (4, 4)}</text:span></text:p>
      <text:p text:style-name="P42"><text:span text:style-name="T153">R</text:span><text:span text:style-name="T80">2</text:span><text:span text:style-name="T5"> </text:span><text:span text:style-name="T153">= {(1, 2), (1, 3), (2, 3), (2, 4), (4, 1), (4, 3)};</text:span></text:p>
      <text:p text:style-name="P21"><text:span text:style-name="T136">R</text:span><text:span text:style-name="T4">3</text:span><text:span text:style-name="T136">={(1,1), (2,2), (3,3), (4,4), (2,3), (2,4), (3,1), (4,1)}; </text:span></text:p>
      <text:p text:style-name="P21"><text:span text:style-name="T136">R</text:span><text:span text:style-name="T4">4</text:span><text:span text:style-name="T136"> = {(1,2), (1,3), (1,4), (2,1), (3,1), (3, 3), (4, 1)}; </text:span></text:p>
      <text:p text:style-name="P15"><text:span text:style-name="T136">R</text:span><text:span text:style-name="T4">5</text:span><text:span text:style-name="T136"> = {(1, 1), (2, 2), (3, 3), (4, 4), (1, 3), (2, 4), (3, 1), (4, 2)}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5"><text:span text:style-name="T136">8) Довести, що (A\B)</text:span><text:span text:style-name="T147">⨯</text:span><text:span text:style-name="T136">С=(A</text:span><text:span text:style-name="T23">⨯</text:span><text:span text:style-name="T136">С)\(B</text:span><text:span text:style-name="T23">⨯</text:span><text:span text:style-name="T136">С).</text:span></text:p>
      <text:p text:style-name="P6"/>
      <text:p text:style-name="P22"><text:span text:style-name="T136">9). Для відношень R</text:span><text:span text:style-name="T3">1</text:span><text:span text:style-name="T136"> і R</text:span><text:span text:style-name="T3">2</text:span><text:span text:style-name="T136"> таких, що R</text:span><text:span text:style-name="T3">1</text:span><text:span text:style-name="T23">⊆</text:span><text:span text:style-name="T136">R</text:span><text:span text:style-name="T3">2</text:span><text:span text:style-name="T136"> довести, що R</text:span><text:span text:style-name="T3">1</text:span><text:span text:style-name="T19">○</text:span><text:span text:style-name="T136">Q </text:span><text:span text:style-name="T23">⊆</text:span><text:span text:style-name="T136"> R</text:span><text:span text:style-name="T3">2</text:span><text:span text:style-name="T23">○</text:span><text:span text:style-name="T136">Q, де Q – довільне відношення.</text:span></text:p>
      <text:p text:style-name="P1"/>
      <text:p text:style-name="P15"><text:span text:style-name="T136">10) Довести, що композиція R</text:span><text:span text:style-name="T3">1</text:span><text:span text:style-name="T23">○</text:span><text:span text:style-name="T136">R</text:span><text:span text:style-name="T3">2</text:span><text:span text:style-name="T136"> симетричних відношень R</text:span><text:span text:style-name="T3">1</text:span><text:span text:style-name="T136"> і R</text:span><text:span text:style-name="T3">2</text:span><text:span text:style-name="T136"> буде симетричним відношенням тоді і тільки тоді, коли R</text:span><text:span text:style-name="T3">1</text:span><text:span text:style-name="T23">○</text:span><text:span text:style-name="T136">R</text:span><text:span text:style-name="T3">2</text:span><text:span text:style-name="T136"> = R</text:span><text:span text:style-name="T3">2</text:span><text:span text:style-name="T23">○</text:span><text:span text:style-name="T136">R</text:span><text:span text:style-name="T3">1</text:span><text:span text:style-name="T136">.</text:span></text:p>
      <text:p text:style-name="P1"/>
      <text:p text:style-name="P23"><text:span text:style-name="T136">11) </text:span><text:span text:style-name="T41">В</text:span><text:span text:style-name="T42">ід</text:span><text:span text:style-name="T41">ношення R</text:span><text:span text:style-name="T88">+</text:span><text:span text:style-name="T41"> назива</text:span><text:span text:style-name="T42">є</text:span><text:span text:style-name="T41">ться транзитивн</text:span><text:span text:style-name="T42">и</text:span><text:span text:style-name="T41">м зам</text:span><text:span text:style-name="T42">и</text:span><text:span text:style-name="T41">кан</text:span><text:span text:style-name="T42">н</text:span><text:span text:style-name="T41">ям в</text:span><text:span text:style-name="T42">ід</text:span><text:span text:style-name="T41">ношення </text:span><text:span text:style-name="T42">R</text:span><text:span text:style-name="T41"> на М, якщо </text:span><text:span text:style-name="T42">a</text:span><text:span text:style-name="T41">R</text:span><text:span text:style-name="T88">+</text:span><text:span text:style-name="T42">b</text:span><text:span text:style-name="T41">, </text:span><text:span text:style-name="T42">де </text:span><text:span text:style-name="T41">а, </text:span><text:span text:style-name="T42">b</text:span><text:span text:style-name="T41"> </text:span><text:span text:style-name="T53">∈</text:span><text:span text:style-name="T41">М, тод</text:span><text:span text:style-name="T42">і</text:span><text:span text:style-name="T41"> й т</text:span><text:span text:style-name="T42">іл</text:span><text:span text:style-name="T41">ьки тод</text:span><text:span text:style-name="T42">і</text:span><text:span text:style-name="T41">, коли у множи</text:span><text:span text:style-name="T42">ні</text:span><text:span text:style-name="T41"> М </text:span><text:span text:style-name="T42">існ</text:span><text:span text:style-name="T41">у</text:span><text:span text:style-name="T42">є</text:span><text:span text:style-name="T41"> така посл</text:span><text:span text:style-name="T43">ід</text:span><text:span text:style-name="T41">ов</text:span><text:span text:style-name="T43">ні</text:span><text:span text:style-name="T41">сть елемен</text:span><text:span text:style-name="T43">ті</text:span><text:span text:style-name="T41">в а</text:span><text:span text:style-name="T83">1</text:span><text:span text:style-name="T41">, а</text:span><text:span text:style-name="T82">2</text:span><text:span text:style-name="T41">, ..., а</text:span><text:span text:style-name="T83">k</text:span><text:span text:style-name="T41">, що а</text:span><text:span text:style-name="T83">1</text:span><text:span text:style-name="T41"> = а, а</text:span><text:span text:style-name="T83">k</text:span><text:span text:style-name="T41"> = </text:span><text:span text:style-name="T55">b</text:span><text:span text:style-name="T41"> </text:span><text:span text:style-name="T43">і</text:span><text:span text:style-name="T41"> а</text:span><text:span text:style-name="T83">1</text:span><text:span text:style-name="T41">Rа</text:span><text:span text:style-name="T82">2</text:span><text:span text:style-name="T41">, а</text:span><text:span text:style-name="T83">2</text:span><text:span text:style-name="T41">Rа</text:span><text:span text:style-name="T83">3</text:span><text:span text:style-name="T41">, ..., а</text:span><text:span text:style-name="T83">k-1</text:span><text:span text:style-name="T41">Rа</text:span><text:span text:style-name="T83">k</text:span><text:span text:style-name="T43">. </text:span><text:span text:style-name="T41">Довести, що в</text:span><text:span text:style-name="T43">ід</text:span><text:span text:style-name="T41">ношення R транзитивне тод</text:span><text:span text:style-name="T43">і</text:span><text:span text:style-name="T41"> й т</text:span><text:span text:style-name="T43">іл</text:span><text:span text:style-name="T41">ьки тод</text:span><text:span text:style-name="T43">і</text:span><text:span text:style-name="T41">, коли R</text:span><text:span text:style-name="T88">+</text:span><text:span text:style-name="T41"> = R.</text:span></text:p>
      <text:p text:style-name="P7"/>
      <text:p text:style-name="P24"><text:span text:style-name="T136">12) Довести, якщо f</text:span><text:span text:style-name="T23">⊆</text:span><text:span text:style-name="T136">А</text:span><text:span text:style-name="T23">⨯</text:span><text:span text:style-name="T136">В і g</text:span><text:span text:style-name="T23">⊆</text:span><text:span text:style-name="T136">B</text:span><text:span text:style-name="T23">⨯</text:span><text:span text:style-name="T136">C - сюр’єктивні відношення, то f</text:span><text:span text:style-name="T23">○</text:span><text:span text:style-name="T136">g</text:span><text:span text:style-name="T23">⊆</text:span><text:span text:style-name="T136">А</text:span><text:span text:style-name="T23">⨯</text:span><text:span text:style-name="T136">C також сюр’єктивне.</text:span></text:p>
      <text:p text:style-name="P1"/>
      <text:p text:style-name="P43"><text:span text:style-name="T153">13) <text:s/>Довести, що відношення f</text:span><text:span text:style-name="T154">⊆</text:span><text:span text:style-name="T153">А</text:span><text:span text:style-name="T154">⨯</text:span><text:span text:style-name="T153">В є </text:span><text:span text:style-name="T94">функціональ</text:span><text:span text:style-name="T153">ним відношенням тоді й тільки тоді, коли</text:span></text:p>
      <text:p text:style-name="P43"><text:soft-page-break/><text:span text:style-name="T153">φ</text:span><text:span text:style-name="T9">-1</text:span><text:span text:style-name="T153">◦φ⊆i</text:span><text:span text:style-name="T5">B</text:span></text:p>
      <text:p text:style-name="P1"/>
      <text:p text:style-name="P8">14) Нехай задані множини A = {a, b, c, d, e} і B = {1, 2, 3, 4, 5} та відношення між ними:</text:p>
      <text:p text:style-name="P8">C1 = {(a, 3), (b, 2), (c, 3), (e, 3)}, <text:s text:c="3"/></text:p>
      <text:p text:style-name="P8">C<text:span text:style-name="T155">2</text:span> = {(a, 2), (b, 3), (c, 4), (d, 1), (e, 5)},</text:p>
      <text:p text:style-name="P8">C<text:span text:style-name="T155">3</text:span> = {(a, 2), (a, 5), (b, 1), (b, 5), (c, 2), (d, 3), (d, 5)}, </text:p>
      <text:p text:style-name="P8">C<text:span text:style-name="T155">4</text:span> = {(a, 2), (a, 3), (b, 1), (c, 4), (c, 5), (d, 1), (e, 2), (e, 4)}, <text:s text:c="3"/></text:p>
      <text:p text:style-name="P8">C<text:span text:style-name="T155">5</text:span> = {(a, 4), (b, 3), (c, 5), (d, 2), (e, 1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77">Довести, що для дов</text:span><text:span text:style-name="T78">іл</text:span><text:span text:style-name="T77">ьного в</text:span><text:span text:style-name="T78">ід</text:span><text:span text:style-name="T77">ношення екв</text:span><text:span text:style-name="T78">і</text:span><text:span text:style-name="T77">валентнос</text:span><text:span text:style-name="T78">ті</text:span><text:span text:style-name="T77"> </text:span><text:span text:style-name="T49">R</text:span><text:span text:style-name="T77"> наведе</text:span><text:span text:style-name="T78">ні</text:span><text:span text:style-name="T77"> твердження р</text:span><text:span text:style-name="T78">і</text:span><text:span text:style-name="T77">вносиль</text:span><text:span text:style-name="T78">ні</text:span><text:span text:style-name="T77">:</text:span></text:p>
      <text:p text:style-name="P10"><text:span text:style-name="T76">(а) (х, у)</text:span><text:span text:style-name="T79">∈</text:span><text:span text:style-name="T49">R; </text:span><text:span text:style-name="T38">(б)</text:span><text:span text:style-name="T49"> [x]</text:span><text:span text:style-name="T84">R</text:span><text:span text:style-name="T49"> </text:span><text:span text:style-name="T52">⋂</text:span><text:span text:style-name="T49"> [y]</text:span><text:span text:style-name="T84">R</text:span><text:span text:style-name="T49"> </text:span><text:span text:style-name="T77">≠</text:span><text:span text:style-name="T49"> </text:span><text:span text:style-name="T52">⊘</text:span><text:span text:style-name="T49">; </text:span><text:span text:style-name="T38">(в) </text:span><text:span text:style-name="T49">[x]</text:span><text:span text:style-name="T84">R</text:span><text:span text:style-name="T49"> = [y]</text:span><text:span text:style-name="T84">R</text:span><text:span text:style-name="T49">.</text:span></text:p>
      <text:p text:style-name="P1"/>
      <text:p text:style-name="P11">16) На множині А = {a, b, c, d} визначити частковий порядок з <text:span text:style-name="T156">одним</text:span> мінімальним і двома максимальним<text:span text:style-name="T156">и</text:span>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8"><text:span text:style-name="T136">18) Нехай R і Q – часткові порядки на множині А. Довести, що R</text:span><text:span text:style-name="T23">⋂</text:span><text:span text:style-name="T136">Q - частковий порядок на А.</text:span></text:p>
      <text:p text:style-name="P12"/>
      <text:p text:style-name="P12">19) Побудувати відношення лінійного порядку на множині N<text:span text:style-name="T6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5"><text:span text:style-name="T136">23) Нехай А – довільна множина, f: A</text:span><text:span text:style-name="T148">→</text:span><text:span text:style-name="T23">β</text:span><text:span text:style-name="T136">(A) - відображення. Довести, що f(A)</text:span><text:span text:style-name="T148">≠</text:span><text:span text:style-name="T23">β</text:span><text:span text:style-name="T136">(A) і |f(A)|&lt;|</text:span><text:span text:style-name="T23">β</text:span><text:span text:style-name="T136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7">Знайти множини:</text:span></text:p>
      <text:p text:style-name="P25"><text:span text:style-name="T28">(а) {</text:span><text:span text:style-name="T29">⊘</text:span><text:span text:style-name="T28">} </text:span><text:span text:style-name="T29">⋂</text:span><text:span text:style-name="T28"> {</text:span><text:span text:style-name="T29">⊘</text:span><text:span text:style-name="T28">}; <text:s/></text:span></text:p>
      <text:p text:style-name="P25"><text:span text:style-name="T28">(б) {</text:span><text:span text:style-name="T29">⊘</text:span><text:span text:style-name="T28">, {</text:span><text:span text:style-name="T29">⊘</text:span><text:span text:style-name="T28">}} \ </text:span><text:span text:style-name="T29">⊘</text:span><text:span text:style-name="T28">; </text:span></text:p>
      <text:p text:style-name="P25"><text:span text:style-name="T28">(в) </text:span><text:span text:style-name="T29">⊘</text:span><text:span text:style-name="T28"> </text:span><text:span text:style-name="T29">⋂</text:span><text:span text:style-name="T28"> {</text:span><text:span text:style-name="T29">⊘</text:span><text:span text:style-name="T28">}; </text:span></text:p>
      <text:p text:style-name="P12"><text:span text:style-name="T27">(г) {</text:span><text:span text:style-name="T29">⊘</text:span><text:span text:style-name="T27">, {</text:span><text:span text:style-name="T29">⊘</text:span><text:span text:style-name="T27">}} \ {{</text:span><text:span text:style-name="T29">⊘</text:span><text:span text:style-name="T27">}}; </text:span></text:p>
      <text:p text:style-name="P12"><text:span text:style-name="T27">(д) </text:span><text:span text:style-name="T29">⊘</text:span><text:span text:style-name="T27">⋃{</text:span><text:span text:style-name="T29">⊘</text:span><text:span text:style-name="T27">}; </text:span></text:p>
      <text:p text:style-name="P12"><text:span text:style-name="T27">(е) {</text:span><text:span text:style-name="T29">⊘</text:span><text:span text:style-name="T27">, {</text:span><text:span text:style-name="T29">⊘</text:span><text:span text:style-name="T27">}} \ {</text:span><text:span text:style-name="T29">⊘</text:span><text:span text:style-name="T27">}.</text:span></text:p>
      <text:p text:style-name="P12"/>
      <text:p text:style-name="P12">26) <text:span text:style-name="T16">Нехай А = {а</text:span><text:span text:style-name="T1">1</text:span><text:span text:style-name="T16">, а</text:span><text:span text:style-name="T2">2</text:span><text:span text:style-name="T16">, ..., а</text:span><text:span text:style-name="T1">n</text:span><text:span text:style-name="T16">} — ск</text:span><text:span text:style-name="T17">ін</text:span><text:span text:style-name="T16">ченна множина, </text:span><text:span text:style-name="T17">що складається</text:span><text:span text:style-name="T16"> з </text:span><text:span text:style-name="T17">n </text:span><text:span text:style-name="T16">елемент</text:span><text:span text:style-name="T17">ів</text:span><text:span text:style-name="T16"> (|</text:span><text:span text:style-name="T17">А</text:span><text:span text:style-name="T16">| = </text:span><text:span text:style-name="T17">n</text:span><text:span text:style-name="T16">). </text:span><text:span text:style-name="T50">Довести,</text:span><text:span text:style-name="T16"> </text:span><text:span text:style-name="T17">що </text:span><text:span text:style-name="T16">к</text:span><text:span text:style-name="T17">іл</text:span><text:span text:style-name="T16">ь</text:span><text:span text:style-name="T17">кі</text:span><text:span text:style-name="T16">сть ус</text:span><text:span text:style-name="T17">і</text:span><text:span text:style-name="T16">х п</text:span><text:span text:style-name="T17">ід</text:span><text:span text:style-name="T16">множин множин</text:span><text:span text:style-name="T17">и А (її булеан </text:span><text:span text:style-name="T20">β</text:span><text:span text:style-name="T16">(A)</text:span><text:span text:style-name="T17">) </text:span><text:span text:style-name="T16">дор</text:span><text:span text:style-name="T17">і</text:span><text:span text:style-name="T16">вню</text:span><text:span text:style-name="T17">є</text:span><text:span text:style-name="T16"> 2</text:span><text:span text:style-name="T7">|</text:span><text:span text:style-name="T8">А</text:span><text:span text:style-name="T7">|</text:span><text:span text:style-name="T16">, тобто |</text:span><text:span text:style-name="T20">β</text:span><text:span text:style-name="T16">(A)|</text:span><text:span text:style-name="T17">=</text:span><text:span text:style-name="T16">2</text:span><text:span text:style-name="T7">|</text:span><text:span text:style-name="T8">А</text:span><text:span text:style-name="T7">|</text:span><text:span text:style-name="T16">.</text:span></text:p>
      <text:p text:style-name="P12"/>
      <text:p text:style-name="P12">27) <text:span text:style-name="T16">Встановити вза</text:span><text:span text:style-name="T18">є</text:span><text:span text:style-name="T16">мно-однозначну в</text:span><text:span text:style-name="T18">ід</text:span><text:span text:style-name="T16">пов</text:span><text:span text:style-name="T18">ід</text:span><text:span text:style-name="T16">н</text:span><text:span text:style-name="T18">іс</text:span><text:span text:style-name="T16">ть </text:span><text:span text:style-name="T18">мі</text:span><text:span text:style-name="T16">ж множиною натуральних чисел N </text:span><text:span text:style-name="T18">і</text:span><text:span text:style-name="T16"> множиною ц</text:span><text:span text:style-name="T51">іл</text:span><text:span text:style-name="T16">их чисел </text:span><text:span text:style-name="T18">Z.</text:span></text:p>
      <text:p text:style-name="P12"/>
      <text:p text:style-name="P44"><text:span text:style-name="T153">28) Довести, об’єднання </text:span><text:span text:style-name="T95">злічен</text:span><text:span text:style-name="T153">ної сукупності континуальних множин має потужність континуум.</text:span></text:p>
      <text:p text:style-name="P13"/>
      <text:p text:style-name="P25"><text:span text:style-name="T136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3">в</text:span><text:span text:style-name="T10">ідповідь обґрунтувати):</text:span></text:p>
      <text:p text:style-name="P29">(а) якщо А = В, то А ~ В;</text:p>
      <text:p text:style-name="P29">(б) якщо А ~ В, то А = В.</text:p>
      <text:p text:style-name="P12"><text:soft-page-break/></text:p>
      <text:p text:style-name="P12">30) <text:span text:style-name="T96">Довести, що якщо A та B — зліченні, то A</text:span><text:span text:style-name="T99">⨯</text:span><text:span text:style-name="T96">B — зліченн</text:span><text:span text:style-name="T100">а </text:span><text:span text:style-name="T96">множин</text:span><text:span text:style-name="T100">а</text:span><text:span text:style-name="T96">.</text:span></text:p>
      <text:p text:style-name="P12"/>
      <text:p text:style-name="P46"><text:span text:style-name="T105">3</text:span><text:span text:style-name="T106">1) </text:span><text:span text:style-name="T96">Чи можна накреслити на площи</text:span><text:span text:style-name="T117">ні</text:span><text:span text:style-name="T96"> континуальну множину л</text:span><text:span text:style-name="T98">і</text:span><text:span text:style-name="T96">тер Г, жод</text:span><text:span text:style-name="T98">ні </text:span><text:span text:style-name="T96">дв</text:span><text:span text:style-name="T98">і</text:span><text:span text:style-name="T96"> з яких не перетинаються? (Відповідь обґрунтувати).</text:span></text:p>
      <text:p text:style-name="P55"/>
      <text:p text:style-name="P28"><text:span text:style-name="T73">3</text:span><text:span text:style-name="T72">2</text:span><text:span text:style-name="T73">) </text:span><text:span text:style-name="T69">Якою </text:span><text:span text:style-name="T70">є</text:span><text:span text:style-name="T69"> потуж</text:span><text:span text:style-name="T70">ні</text:span><text:span text:style-name="T69">сть множини усіх монотонних в</text:span><text:span text:style-name="T70">ід</text:span><text:span text:style-name="T69">ображень типу </text:span><text:span text:style-name="T71">R</text:span><text:span text:style-name="T59">→</text:span><text:span text:style-name="T60">R</text:span><text:span text:style-name="T69">? (Відповідь обґрунтувати).</text:span></text:p>
      <text:p text:style-name="P40"/>
      <text:p text:style-name="P49"><text:span text:style-name="T37">3</text:span><text:span text:style-name="T36">3</text:span><text:span text:style-name="T37">) </text:span><text:span text:style-name="T33">Показати</text:span><text:span text:style-name="T34">, </text:span><text:span text:style-name="T33">що</text:span><text:span text:style-name="T34"> всюди визначеність </text:span><text:span text:style-name="T35">відповідності</text:span><text:span text:style-name="T34"> не є інваріантн</text:span><text:span text:style-name="T35">ою</text:span><text:span text:style-name="T34"> відносно перетину.</text:span></text:p>
      <text:p text:style-name="P58"/>
      <text:p text:style-name="P45"><text:span text:style-name="T104">3</text:span><text:span text:style-name="T103">4</text:span><text:span text:style-name="T104">) </text:span><text:span text:style-name="T101">Довести, що множина вс</text:span><text:span text:style-name="T102">і</text:span><text:span text:style-name="T101">х ск</text:span><text:span text:style-name="T102">ін</text:span><text:span text:style-name="T101">ченних п</text:span><text:span text:style-name="T102">ід</text:span><text:span text:style-name="T101">множин зл</text:span><text:span text:style-name="T116">і</text:span><text:span text:style-name="T101">ченно</text:span><text:span text:style-name="T102">ї</text:span><text:span text:style-name="T101"> множини — зл</text:span><text:span text:style-name="T102">і</text:span><text:span text:style-name="T101">ченна.</text:span></text:p>
      <text:p text:style-name="P14"/>
      <text:p text:style-name="P26"><text:span text:style-name="T15">3</text:span><text:span text:style-name="T14">5</text:span><text:span text:style-name="T15">) </text:span><text:span text:style-name="T10">Довести, що множина в</text:span><text:span text:style-name="T12">сі</text:span><text:span text:style-name="T10">х зл</text:span><text:span text:style-name="T12">і</text:span><text:span text:style-name="T10">ченних посл</text:span><text:span text:style-name="T39">ід</text:span><text:span text:style-name="T10">овностей натуральних чисел ма</text:span><text:span text:style-name="T12">є</text:span><text:span text:style-name="T10"> потуж</text:span><text:span text:style-name="T39">ні</text:span><text:span text:style-name="T10">сть континуум.</text:span></text:p>
      <text:p text:style-name="P30"/>
      <text:p text:style-name="P26"><text:span text:style-name="T114">3</text:span><text:span text:style-name="T113">6</text:span><text:span text:style-name="T114">) </text:span><text:span text:style-name="T109">Число, яке не </text:span><text:span text:style-name="T110">є</text:span><text:span text:style-name="T109"> коренем жодного многочлена з ра</text:span><text:span text:style-name="T110">ці</text:span><text:span text:style-name="T109">ональними коеф</text:span><text:span text:style-name="T118">іці</text:span><text:span text:style-name="T119">є</text:span><text:span text:style-name="T109">нтами, назива</text:span><text:span text:style-name="T110">є</text:span><text:span text:style-name="T109">ться трансцендентним. </text:span><text:span text:style-name="T110">Довести, що м</text:span><text:span text:style-name="T109">ножина в</text:span><text:span text:style-name="T110">сі</text:span><text:span text:style-name="T109">х трансцендентних чисел континуальна.</text:span></text:p>
      <text:p text:style-name="P32"/>
      <text:p text:style-name="P26"><text:span text:style-name="T114">3</text:span><text:span text:style-name="T113">7</text:span><text:span text:style-name="T114">) </text:span><text:span text:style-name="T109">Побудувати взаємно-однозначну відповідність між точками довільн</text:span><text:span text:style-name="T120">их двох</text:span><text:span text:style-name="T109"> відрізк</text:span><text:span text:style-name="T111">ів</text:span><text:span text:style-name="T109"> </text:span><text:span text:style-name="T108">[</text:span><text:span text:style-name="T109">а, </text:span><text:span text:style-name="T108">b] </text:span><text:span text:style-name="T109">i </text:span><text:span text:style-name="T108">[</text:span><text:span text:style-name="T111">c</text:span><text:span text:style-name="T109">, </text:span><text:span text:style-name="T111">d</text:span><text:span text:style-name="T108">].</text:span></text:p>
      <text:p text:style-name="P33"/>
      <text:p text:style-name="P45"><text:span text:style-name="T106">3</text:span><text:span text:style-name="T105">8</text:span><text:span text:style-name="T106">) </text:span><text:span text:style-name="T97">Довести, що м</text:span><text:span text:style-name="T96">ножина в</text:span><text:span text:style-name="T97">сі</text:span><text:span text:style-name="T96">х п</text:span><text:span text:style-name="T97">ід</text:span><text:span text:style-name="T96">множин зл</text:span><text:span text:style-name="T97">і</text:span><text:span text:style-name="T96">ченно</text:span><text:span text:style-name="T97">ї</text:span><text:span text:style-name="T96"> множини А ма</text:span><text:span text:style-name="T97">є </text:span><text:span text:style-name="T96">потуж</text:span><text:span text:style-name="T97">ні</text:span><text:span text:style-name="T96">сть континуум.</text:span></text:p>
      <text:p text:style-name="P31"/>
      <text:p text:style-name="P26"><text:span text:style-name="T114">3</text:span><text:span text:style-name="T113">9</text:span><text:span text:style-name="T114">) </text:span><text:span text:style-name="T109">Встановити вза</text:span><text:span text:style-name="T108">є</text:span><text:span text:style-name="T109">мно-однозначну в</text:span><text:span text:style-name="T108">ід</text:span><text:span text:style-name="T109">пов</text:span><text:span text:style-name="T108">ід</text:span><text:span text:style-name="T121">ні</text:span><text:span text:style-name="T109">сть </text:span><text:span text:style-name="T121">мі</text:span><text:span text:style-name="T109">ж точками квадрата </text:span><text:span text:style-name="T108">[</text:span><text:span text:style-name="T109">а, </text:span><text:span text:style-name="T108">b]</text:span><text:span text:style-name="T115">⨯</text:span><text:span text:style-name="T108">[</text:span><text:span text:style-name="T109">а, </text:span><text:span text:style-name="T108">b]</text:span><text:span text:style-name="T109"> та площини.</text:span></text:p>
      <text:p text:style-name="P32"/>
      <text:p text:style-name="P26"><text:span text:style-name="T113">40</text:span><text:span text:style-name="T114">) </text:span><text:span text:style-name="T108">Довести, що для дов</text:span><text:span text:style-name="T112">іл</text:span><text:span text:style-name="T108">ьних в</text:span><text:span text:style-name="T112">ід</text:span><text:span text:style-name="T108">ношень </text:span><text:span text:style-name="T120">R</text:span><text:span text:style-name="T131">1</text:span><text:span text:style-name="T128"> </text:span><text:span text:style-name="T129">і </text:span><text:span text:style-name="T120">R</text:span><text:span text:style-name="T131">2</text:span><text:span text:style-name="T108"> викону</text:span><text:span text:style-name="T112">є</text:span><text:span text:style-name="T108">ться <text:s/>(</text:span><text:span text:style-name="T120">R</text:span><text:span text:style-name="T131">1</text:span><text:span text:style-name="T128">○</text:span><text:span text:style-name="T120">R</text:span><text:span text:style-name="T131">2</text:span><text:span text:style-name="T112">)</text:span><text:span text:style-name="T135">-1</text:span><text:span text:style-name="T112"> </text:span><text:span text:style-name="T108">= </text:span><text:span text:style-name="T120">R</text:span><text:span text:style-name="T132">2</text:span><text:span text:style-name="T134">-1</text:span><text:span text:style-name="T128">○</text:span><text:span text:style-name="T120">R</text:span><text:span text:style-name="T132">1</text:span><text:span text:style-name="T134">-1</text:span><text:span text:style-name="T122">.</text:span></text:p>
      <text:p text:style-name="P34"/>
      <text:p text:style-name="P26"><text:span text:style-name="T48">4</text:span><text:span text:style-name="T47">1</text:span><text:span text:style-name="T48">) </text:span><text:span text:style-name="T41">Довести, що об’</text:span><text:span text:style-name="T45">є</text:span><text:span text:style-name="T41">днання </text:span><text:span text:style-name="T40">R</text:span><text:span text:style-name="T81">1</text:span><text:span text:style-name="T41">⋃</text:span><text:span text:style-name="T40">R</text:span><text:span text:style-name="T81">2</text:span><text:span text:style-name="T41"> двох еквівалентностей </text:span><text:span text:style-name="T40">R</text:span><text:span text:style-name="T81">1</text:span><text:span text:style-name="T41"> </text:span><text:span text:style-name="T54">і</text:span><text:span text:style-name="T41"> </text:span><text:span text:style-name="T40">R</text:span><text:span text:style-name="T81">2</text:span><text:span text:style-name="T41"> </text:span><text:span text:style-name="T44">є</text:span><text:span text:style-name="T41"> екв</text:span><text:span text:style-name="T44">і</text:span><text:span text:style-name="T41">валентн</text:span><text:span text:style-name="T44">і</text:span><text:span text:style-name="T41">стю тод</text:span><text:span text:style-name="T44">і</text:span><text:span text:style-name="T41"> й т</text:span><text:span text:style-name="T44">іл</text:span><text:span text:style-name="T41">ьки т</text:span><text:span text:style-name="T44">о</text:span><text:span text:style-name="T41">д</text:span><text:span text:style-name="T44">і</text:span><text:span text:style-name="T41">, коли </text:span><text:span text:style-name="T40">R</text:span><text:span text:style-name="T81">1</text:span><text:span text:style-name="T41">⋃</text:span><text:span text:style-name="T40">R</text:span><text:span text:style-name="T81">2</text:span><text:span text:style-name="T41"> = </text:span><text:span text:style-name="T40">R</text:span><text:span text:style-name="T81">1</text:span><text:span text:style-name="T41">○</text:span><text:span text:style-name="T40">R</text:span><text:span text:style-name="T81">2</text:span><text:span text:style-name="T41">.</text:span></text:p>
      <text:p text:style-name="P37"/>
      <text:p text:style-name="P26"><text:span text:style-name="T48">4</text:span><text:span text:style-name="T47">2</text:span><text:span text:style-name="T48">) </text:span><text:span text:style-name="T41">Довести, що для дов</text:span><text:span text:style-name="T44">іл</text:span><text:span text:style-name="T41">ьного в</text:span><text:span text:style-name="T44">ід</text:span><text:span text:style-name="T41">ношення екв</text:span><text:span text:style-name="T44">і</text:span><text:span text:style-name="T41">валентнос</text:span><text:span text:style-name="T44">ті </text:span><text:span text:style-name="T40">R</text:span><text:span text:style-name="T41"> викону</text:span><text:span text:style-name="T44">є</text:span><text:span text:style-name="T41">ться р</text:span><text:span text:style-name="T44">і</text:span><text:span text:style-name="T41">вн</text:span><text:span text:style-name="T44">і</text:span><text:span text:style-name="T41">сть </text:span><text:span text:style-name="T40">R</text:span><text:span text:style-name="T52">○</text:span><text:span text:style-name="T40">R</text:span><text:span text:style-name="T41"> = </text:span><text:span text:style-name="T40">R</text:span><text:span text:style-name="T41">.</text:span></text:p>
      <text:p text:style-name="P37"/>
      <text:p text:style-name="P28"><text:span text:style-name="T73">4</text:span><text:span text:style-name="T72">3</text:span><text:span text:style-name="T73">) </text:span><text:span text:style-name="T63">Довести, що компози</text:span><text:span text:style-name="T64">ці</text:span><text:span text:style-name="T63">я </text:span><text:span text:style-name="T62">R</text:span><text:span text:style-name="T85">1</text:span><text:span text:style-name="T63">○</text:span><text:span text:style-name="T62">R</text:span><text:span text:style-name="T85">2</text:span><text:span text:style-name="T63"> двох еквівалентностей </text:span><text:span text:style-name="T62">R</text:span><text:span text:style-name="T85">1</text:span><text:span text:style-name="T63"> </text:span><text:span text:style-name="T75">і</text:span><text:span text:style-name="T63"> </text:span><text:span text:style-name="T62">R</text:span><text:span text:style-name="T85">2</text:span><text:span text:style-name="T63"> </text:span><text:span text:style-name="T64">є</text:span><text:span text:style-name="T63"> екв</text:span><text:span text:style-name="T64">і</text:span><text:span text:style-name="T63">валент</text:span><text:span text:style-name="T64">ні</text:span><text:span text:style-name="T63">стю, якщо </text:span><text:span text:style-name="T62">R</text:span><text:span text:style-name="T85">1</text:span><text:span text:style-name="T63">○</text:span><text:span text:style-name="T62">R</text:span><text:span text:style-name="T85">2 </text:span><text:span text:style-name="T65">=</text:span><text:span text:style-name="T63"> </text:span><text:span text:style-name="T62">R</text:span><text:span text:style-name="T85">1</text:span><text:span text:style-name="T63">⋃</text:span><text:span text:style-name="T62">R</text:span><text:span text:style-name="T85">2</text:span><text:span text:style-name="T63">. </text:span><text:span text:style-name="T65">Чи вірне обернене твердження? (Відповідь обґрунтувати).</text:span></text:p>
      <text:p text:style-name="P38"/>
      <text:p text:style-name="P28"><text:span text:style-name="T73">4</text:span><text:span text:style-name="T72">4</text:span><text:span text:style-name="T73">) </text:span><text:span text:style-name="T65">Довести, що композиція </text:span><text:span text:style-name="T62">R</text:span><text:span text:style-name="T85">1</text:span><text:span text:style-name="T74">○</text:span><text:span text:style-name="T62">R</text:span><text:span text:style-name="T85">2</text:span><text:span text:style-name="T65"> транзитивних відношень </text:span><text:span text:style-name="T62">R</text:span><text:span text:style-name="T85">1</text:span><text:span text:style-name="T63"> </text:span><text:span text:style-name="T75">і</text:span><text:span text:style-name="T63"> </text:span><text:span text:style-name="T62">R</text:span><text:span text:style-name="T85">2</text:span><text:span text:style-name="T63"> </text:span><text:span text:style-name="T64">є</text:span><text:span text:style-name="T65"> транзитивним відношенням, якщо </text:span><text:span text:style-name="T62">R</text:span><text:span text:style-name="T85">1</text:span><text:span text:style-name="T74">○</text:span><text:span text:style-name="T62">R</text:span><text:span text:style-name="T85">2</text:span><text:span text:style-name="T66"> = </text:span><text:span text:style-name="T62">R</text:span><text:span text:style-name="T86">2</text:span><text:span text:style-name="T74">○</text:span><text:span text:style-name="T62">R</text:span><text:span text:style-name="T86">1</text:span><text:span text:style-name="T65">. Чи вірне обернене твердження? (Відповідь обґрунтувати).</text:span></text:p>
      <text:p text:style-name="P38"/>
      <text:p text:style-name="P26"><text:span text:style-name="T48">4</text:span><text:span text:style-name="T47">5</text:span><text:span text:style-name="T48">) </text:span><text:span text:style-name="T41">Побудувати найменше в</text:span><text:span text:style-name="T45">ід</text:span><text:span text:style-name="T41">ношення еквівалентност</text:span><text:span text:style-name="T45">і</text:span><text:span text:style-name="T41"> </text:span><text:span text:style-name="T45">Q</text:span><text:span text:style-name="T41"> на множи</text:span><text:span text:style-name="T45">ні </text:span><text:span text:style-name="T41">М = {1, 2, 3}, що включа</text:span><text:span text:style-name="T46">є</text:span><text:span text:style-name="T41"> задане в</text:span><text:span text:style-name="T46">ід</text:span><text:span text:style-name="T41">ношення К = {(2, </text:span><text:span text:style-name="T46">1</text:span><text:span text:style-name="T41">), (3, </text:span><text:span text:style-name="T46">2</text:span><text:span text:style-name="T41">)}.</text:span></text:p>
      <text:p text:style-name="P37"/>
      <text:p text:style-name="P28"><text:span text:style-name="T73">4</text:span><text:span text:style-name="T72">6</text:span><text:span text:style-name="T73">) </text:span><text:span text:style-name="T63">Нехай </text:span><text:span text:style-name="T62">R</text:span><text:span text:style-name="T63"> — транзитивне в</text:span><text:span text:style-name="T67">ід</text:span><text:span text:style-name="T63">ношення на множи</text:span><text:span text:style-name="T67">ні</text:span><text:span text:style-name="T63"> М. Довести, що </text:span><text:span text:style-name="T62">R</text:span><text:span text:style-name="T63"> </text:span><text:span text:style-name="T67">є</text:span><text:span text:style-name="T63"> частковим порядком на </text:span><text:span text:style-name="T67">М</text:span><text:span text:style-name="T63"> тод</text:span><text:span text:style-name="T67">і</text:span><text:span text:style-name="T63"> й </text:span><text:span text:style-name="T67">ті</text:span><text:span text:style-name="T63">льки тод</text:span><text:span text:style-name="T67">і</text:span><text:span text:style-name="T63">, коли </text:span><text:span text:style-name="T67">R</text:span><text:span text:style-name="T58">⋂</text:span><text:span text:style-name="T67">R</text:span><text:span text:style-name="T89">-1 </text:span><text:span text:style-name="T67">= i</text:span><text:span text:style-name="T87">A</text:span><text:span text:style-name="T67">.</text:span></text:p>
      <text:p text:style-name="P39"/>
      <text:p text:style-name="P28"><text:span text:style-name="T73">4</text:span><text:span text:style-name="T72">7</text:span><text:span text:style-name="T73">) </text:span><text:span text:style-name="T67">Нехай </text:span><text:span text:style-name="T57">≤</text:span><text:span text:style-name="T67"> </text:span><text:span text:style-name="T68">i</text:span><text:span text:style-name="T67"> &lt; — традиц</text:span><text:span text:style-name="T68">ійні</text:span><text:span text:style-name="T67"> в</text:span><text:span text:style-name="T68">ід</text:span><text:span text:style-name="T67">ношення порядку на множи</text:span><text:span text:style-name="T68">ні</text:span><text:span text:style-name="T67"> натуральних чи</text:span><text:span text:style-name="T68">сел N. Довести, що </text:span></text:p>
      <text:p text:style-name="P27"><text:span text:style-name="T61"><text:s/></text:span><text:span text:style-name="T56">≤</text:span><text:span text:style-name="T63">○</text:span><text:span text:style-name="T56">≥ = N</text:span><text:span text:style-name="T90">2</text:span><text:span text:style-name="T56">.</text:span></text:p>
      <text:p text:style-name="P41"/>
      <text:p text:style-name="P41"><text:span text:style-name="T158">4</text:span><text:span text:style-name="T157">8</text:span><text:span text:style-name="T158">) </text:span>Довести, що будь-яка непорожня скінченна частково впорядкована множина А містить мінімальний і максимальний елементи.</text:p>
      <text:p text:style-name="P36"/>
      <text:p text:style-name="P26"><text:span text:style-name="T127">4</text:span><text:span text:style-name="T126">9</text:span><text:span text:style-name="T127">) </text:span><text:span text:style-name="T123">Довести, що об’</text:span><text:span text:style-name="T124">є</text:span><text:span text:style-name="T123">днання </text:span><text:span text:style-name="T124">f</text:span><text:span text:style-name="T133">1</text:span><text:span text:style-name="T123">⋃</text:span><text:span text:style-name="T124">f</text:span><text:span text:style-name="T133">2</text:span><text:span text:style-name="T123"> двох в</text:span><text:span text:style-name="T124">ідо</text:span><text:span text:style-name="T123">бражень </text:span><text:span text:style-name="T124">f</text:span><text:span text:style-name="T133">1</text:span><text:span text:style-name="T123"> </text:span><text:span text:style-name="T124">і f</text:span><text:span text:style-name="T133">2 <text:s/></text:span><text:span text:style-name="T123">з </text:span><text:span text:style-name="T124">А</text:span><text:span text:style-name="T123"> в В буде в</text:span><text:span text:style-name="T124">ід</text:span><text:span text:style-name="T123">ображенням </text:span><text:span text:style-name="T124">з</text:span><text:span text:style-name="T123"> А </text:span><text:span text:style-name="T125">в </text:span><text:span text:style-name="T123">В тод</text:span><text:span text:style-name="T124">і</text:span><text:span text:style-name="T123"> й т</text:span><text:span text:style-name="T124">іл</text:span><text:span text:style-name="T123">ьки тод</text:span><text:span text:style-name="T124">і</text:span><text:span text:style-name="T123">, коли <text:s/></text:span><text:span text:style-name="T124">f</text:span><text:span text:style-name="T133">1</text:span><text:span text:style-name="T123"> </text:span><text:span text:style-name="T130">=</text:span><text:span text:style-name="T123"> </text:span><text:span text:style-name="T124">f</text:span><text:span text:style-name="T133">2</text:span><text:span text:style-name="T124">.</text:span></text:p>
      <text:p text:style-name="P35"><text:soft-page-break/></text:p>
      <text:p text:style-name="P26"><text:span text:style-name="T92">50</text:span><text:span text:style-name="T93">) </text:span><text:span text:style-name="T91">За яких умов виконуються рівності</text:span></text:p>
      <text:p text:style-name="P14"><text:span text:style-name="T30">(д) </text:span><text:span text:style-name="T31">A \ B = А; (</text:span><text:span text:style-name="T32">е</text:span><text:span text:style-name="T31">) A \ B = </text:span><text:span text:style-name="T32">В?</text:span></text:p>
      <text:p text:style-name="P14"/>
      <text:p text:style-name="P26"><text:span text:style-name="T15">5</text:span><text:span text:style-name="T14">1</text:span><text:span text:style-name="T15">) </text:span><text:span text:style-name="T10">Довести, що </text:span><text:span text:style-name="T21">с</text:span><text:span text:style-name="T22">кі</text:span><text:span text:style-name="T21">нченна</text:span><text:span text:style-name="T10"> множина не р</text:span><text:span text:style-name="T11">і</text:span><text:span text:style-name="T10">внопотужна </text:span><text:span text:style-name="T11">(</text:span><text:span text:style-name="T107">не еквівалентна</text:span><text:span text:style-name="T11">) </text:span><text:span text:style-name="T10">жодн</text:span><text:span text:style-name="T11">ій</text:span><text:span text:style-name="T10"> сво</text:span><text:span text:style-name="T11">їй</text:span><text:span text:style-name="T10"> власн</text:span><text:span text:style-name="T11">ій</text:span><text:span text:style-name="T10"> п</text:span><text:span text:style-name="T11">ід</text:span><text:span text:style-name="T10">множин</text:span><text:span text:style-name="T11">і.</text:span></text:p>
      <text:p text:style-name="P31"/>
      <text:p text:style-name="P56"/>
      <text:p text:style-name="P47"/>
      <text:p text:style-name="P57"/>
      <text:p text:style-name="P58"/>
      <text:p text:style-name="P59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27:14.251652745</dc:date>
    <meta:editing-cycles>27</meta:editing-cycles>
    <meta:editing-duration>PT7H46M55S</meta:editing-duration>
    <meta:generator>LibreOffice/6.4.6.2$Linux_X86_64 LibreOffice_project/40$Build-2</meta:generator>
    <meta:document-statistic meta:table-count="0" meta:image-count="0" meta:object-count="0" meta:page-count="4" meta:paragraph-count="93" meta:word-count="1112" meta:character-count="6463" meta:non-whitespace-character-count="5402"/>
  </office:meta>
</office:document-meta>
</file>